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24-12-1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368" calcext:value-type="float">
            <text:p>101.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22-12-0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3264" calcext:value-type="float">
            <text:p>101.5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21-12-14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72264" calcext:value-type="float">
            <text:p>101.1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20-12-11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352" calcext:value-type="float">
            <text:p>100.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9-12-12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9096" calcext:value-type="float">
            <text:p>100.2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8-12-11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4128" calcext:value-type="float">
            <text:p>100.0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7-12-1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6008" calcext:value-type="float">
            <text:p>99.8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6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304" calcext:value-type="float">
            <text:p>100.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676" calcext:value-type="float">
            <text:p>99.8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584" calcext:value-type="float">
            <text:p>100.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388" calcext:value-type="float">
            <text:p>99.6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192" calcext:value-type="float">
            <text:p>99.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9856" calcext:value-type="float">
            <text:p>98.6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7664" calcext:value-type="float">
            <text:p>98.6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612" calcext:value-type="float">
            <text:p>98.4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18" calcext:value-type="float">
            <text:p>98.2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992" calcext:value-type="float">
            <text:p>98.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328" calcext:value-type="float">
            <text:p>98.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4992" calcext:value-type="float">
            <text:p>98.6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944" calcext:value-type="float">
            <text:p>98.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200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616" calcext:value-type="float">
            <text:p>98.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732" calcext:value-type="float">
            <text:p>96.6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448" calcext:value-type="float">
            <text:p>96.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856" calcext:value-type="float">
            <text:p>95.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9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5992" calcext:value-type="float">
            <text:p>95.1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312" calcext:value-type="float">
            <text:p>93.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01488" calcext:value-type="float">
            <text:p>94.2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0888" calcext:value-type="float">
            <text:p>97.0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1248" calcext:value-type="float">
            <text:p>96.0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2992" calcext:value-type="float">
            <text:p>94.0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9488" calcext:value-type="float">
            <text:p>93.4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8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6632" calcext:value-type="float">
            <text:p>92.6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9952" calcext:value-type="float">
            <text:p>92.5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8096" calcext:value-type="float">
            <text:p>92.2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7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08224" calcext:value-type="float">
            <text:p>91.7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9201</text:p>
          </table:table-cell>
          <table:table-cell office:value-type="string" calcext:value-type="string">
            <text:p>Simms Quad</text:p>
          </table:table-cell>
          <table:table-cell office:value-type="string" calcext:value-type="string">
            <text:p>197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